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6.4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Res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ductoEscalarS" table:style-name="ta1">
        <table:shapes>
          <draw:frame draw:z-index="0" draw:style-name="gr1" draw:text-style-name="P1" svg:width="15.999cm" svg:height="8.999cm" svg:x="0.584cm" svg:y="6.821cm">
            <draw:object draw:notify-on-update-of-ranges="ProductoEscalarS.A1:ProductoEscalarS.A1 ProductoEscalarS.A2:ProductoEscalarS.A45 ProductoEscalarS.C1:ProductoEscalarS.C1 ProductoEscalarS.C2:ProductoEscalarS.C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productoEscalar</text:p>
          </table:table-cell>
          <table:table-cell table:style-name="Default" office:value-type="string" calcext:value-type="string">
            <text:p>microsegundosEjec</text:p>
          </table:table-cell>
          <table:table-cell table:style-name="Default"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1328338998" calcext:value-type="float">
                <text:p>1328338998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0.000067" calcext:value-type="float">
                <text:p>0,000067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1328338998" calcext:value-type="float">
                <text:p>1328338998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0.000068" calcext:value-type="float">
                <text:p>0,000068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1328338998" calcext:value-type="float">
                <text:p>1328338998</text:p>
              </table:table-cell>
              <table:table-cell office:value-type="float" office:value="57" calcext:value-type="float">
                <text:p>57</text:p>
              </table:table-cell>
              <table:table-cell office:value-type="float" office:value="0.000067" calcext:value-type="float">
                <text:p>0,00006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Resultado</text:p>
            </table:table-cell>
            <table:table-cell/>
            <table:table-cell table:style-name="ce2" table:formula="of:=SUBTOTAL(9;[.$C$2:.$C$4])" office:value-type="float" office:value="173" calcext:value-type="float">
              <text:p>173</text:p>
            </table:table-cell>
            <table:table-cell table:style-name="ce2" table:formula="of:=SUBTOTAL(1;[.$D$2:.$D$4])" office:value-type="float" office:value="0.0000673333333333333" calcext:value-type="float">
              <text:p>6,73333333333333E-05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166541694998" calcext:value-type="float">
                <text:p>166541694998</text:p>
              </table:table-cell>
              <table:table-cell office:value-type="float" office:value="197" calcext:value-type="float">
                <text:p>197</text:p>
              </table:table-cell>
              <table:table-cell office:value-type="float" office:value="0.000206" calcext:value-type="float">
                <text:p>0,000206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166541694998" calcext:value-type="float">
                <text:p>166541694998</text:p>
              </table:table-cell>
              <table:table-cell office:value-type="float" office:value="197" calcext:value-type="float">
                <text:p>197</text:p>
              </table:table-cell>
              <table:table-cell office:value-type="float" office:value="0.000206" calcext:value-type="float">
                <text:p>0,000206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166541694998" calcext:value-type="float">
                <text:p>166541694998</text:p>
              </table:table-cell>
              <table:table-cell office:value-type="float" office:value="198" calcext:value-type="float">
                <text:p>198</text:p>
              </table:table-cell>
              <table:table-cell office:value-type="float" office:value="0.000207" calcext:value-type="float">
                <text:p>0,00020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Resultado</text:p>
            </table:table-cell>
            <table:table-cell/>
            <table:table-cell table:style-name="Result" table:formula="of:=SUBTOTAL(9;[.$C$6:.$C$8])" office:value-type="float" office:value="592" calcext:value-type="float">
              <text:p>592</text:p>
            </table:table-cell>
            <table:table-cell table:style-name="ce2" table:formula="of:=SUBTOTAL(1;[.$D$6:.$D$8])" office:value-type="float" office:value="0.000206333333333333" calcext:value-type="float">
              <text:p>0,00020633333333333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1332833389998" calcext:value-type="float">
                <text:p>1332833389998</text:p>
              </table:table-cell>
              <table:table-cell office:value-type="float" office:value="383" calcext:value-type="float">
                <text:p>383</text:p>
              </table:table-cell>
              <table:table-cell office:value-type="float" office:value="0.000391" calcext:value-type="float">
                <text:p>0,000391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1332833389998" calcext:value-type="float">
                <text:p>1332833389998</text:p>
              </table:table-cell>
              <table:table-cell office:value-type="float" office:value="398" calcext:value-type="float">
                <text:p>398</text:p>
              </table:table-cell>
              <table:table-cell office:value-type="float" office:value="0.000408" calcext:value-type="float">
                <text:p>0,000408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1332833389998" calcext:value-type="float">
                <text:p>1332833389998</text:p>
              </table:table-cell>
              <table:table-cell office:value-type="float" office:value="385" calcext:value-type="float">
                <text:p>385</text:p>
              </table:table-cell>
              <table:table-cell office:value-type="float" office:value="0.000393" calcext:value-type="float">
                <text:p>0,00039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Resultado</text:p>
            </table:table-cell>
            <table:table-cell/>
            <table:table-cell table:style-name="Result" table:formula="of:=SUBTOTAL(9;[.$C$10:.$C$12])" office:value-type="float" office:value="1166" calcext:value-type="float">
              <text:p>1166</text:p>
            </table:table-cell>
            <table:table-cell table:style-name="ce2" table:formula="of:=SUBTOTAL(1;[.$D$10:.$D$12])" office:value-type="float" office:value="0.000397333333333333" calcext:value-type="float">
              <text:p>0,00039733333333333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9054636990574" calcext:value-type="float">
                <text:p>9054636990574</text:p>
              </table:table-cell>
              <table:table-cell office:value-type="float" office:value="1855" calcext:value-type="float">
                <text:p>1855</text:p>
              </table:table-cell>
              <table:table-cell office:value-type="float" office:value="0.001863" calcext:value-type="float">
                <text:p>0,001863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9054636990574" calcext:value-type="float">
                <text:p>9054636990574</text:p>
              </table:table-cell>
              <table:table-cell office:value-type="float" office:value="1845" calcext:value-type="float">
                <text:p>1845</text:p>
              </table:table-cell>
              <table:table-cell office:value-type="float" office:value="0.001855" calcext:value-type="float">
                <text:p>0,001855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9054636990574" calcext:value-type="float">
                <text:p>9054636990574</text:p>
              </table:table-cell>
              <table:table-cell office:value-type="float" office:value="1833" calcext:value-type="float">
                <text:p>1833</text:p>
              </table:table-cell>
              <table:table-cell office:value-type="float" office:value="0.001841" calcext:value-type="float">
                <text:p>0,00184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Resultado</text:p>
            </table:table-cell>
            <table:table-cell/>
            <table:table-cell table:style-name="Result" table:formula="of:=SUBTOTAL(9;[.$C$14:.$C$16])" office:value-type="float" office:value="5533" calcext:value-type="float">
              <text:p>5533</text:p>
            </table:table-cell>
            <table:table-cell table:style-name="ce2" table:formula="of:=SUBTOTAL(1;[.$D$14:.$D$16])" office:value-type="float" office:value="0.001853" calcext:value-type="float">
              <text:p>0,00185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8736894650078" calcext:value-type="float">
                <text:p>8736894650078</text:p>
              </table:table-cell>
              <table:table-cell office:value-type="float" office:value="3708" calcext:value-type="float">
                <text:p>3708</text:p>
              </table:table-cell>
              <table:table-cell office:value-type="float" office:value="0.003716" calcext:value-type="float">
                <text:p>0,003716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8736894650078" calcext:value-type="float">
                <text:p>8736894650078</text:p>
              </table:table-cell>
              <table:table-cell office:value-type="float" office:value="791" calcext:value-type="float">
                <text:p>791</text:p>
              </table:table-cell>
              <table:table-cell office:value-type="float" office:value="0.000793" calcext:value-type="float">
                <text:p>0,000793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8736894650078" calcext:value-type="float">
                <text:p>8736894650078</text:p>
              </table:table-cell>
              <table:table-cell office:value-type="float" office:value="750" calcext:value-type="float">
                <text:p>750</text:p>
              </table:table-cell>
              <table:table-cell office:value-type="float" office:value="0.000753" calcext:value-type="float">
                <text:p>0,00075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Resultado</text:p>
            </table:table-cell>
            <table:table-cell/>
            <table:table-cell table:style-name="Result" table:formula="of:=SUBTOTAL(9;[.$C$18:.$C$20])" office:value-type="float" office:value="5249" calcext:value-type="float">
              <text:p>5249</text:p>
            </table:table-cell>
            <table:table-cell table:style-name="ce2" table:formula="of:=SUBTOTAL(1;[.$D$18:.$D$20])" office:value-type="float" office:value="0.001754" calcext:value-type="float">
              <text:p>0,001754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8479552972222" calcext:value-type="float">
                <text:p>8479552972222</text:p>
              </table:table-cell>
              <table:table-cell office:value-type="float" office:value="1507" calcext:value-type="float">
                <text:p>1507</text:p>
              </table:table-cell>
              <table:table-cell office:value-type="float" office:value="0.00151" calcext:value-type="float">
                <text:p>0,00151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8479552972222" calcext:value-type="float">
                <text:p>8479552972222</text:p>
              </table:table-cell>
              <table:table-cell office:value-type="float" office:value="1518" calcext:value-type="float">
                <text:p>1518</text:p>
              </table:table-cell>
              <table:table-cell office:value-type="float" office:value="0.00152" calcext:value-type="float">
                <text:p>0,00152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8479552972222" calcext:value-type="float">
                <text:p>8479552972222</text:p>
              </table:table-cell>
              <table:table-cell office:value-type="float" office:value="1536" calcext:value-type="float">
                <text:p>1536</text:p>
              </table:table-cell>
              <table:table-cell office:value-type="float" office:value="0.001538" calcext:value-type="float">
                <text:p>0,00153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Resultado</text:p>
            </table:table-cell>
            <table:table-cell/>
            <table:table-cell table:style-name="Result" table:formula="of:=SUBTOTAL(9;[.$C$22:.$C$24])" office:value-type="float" office:value="4561" calcext:value-type="float">
              <text:p>4561</text:p>
            </table:table-cell>
            <table:table-cell table:style-name="ce2" table:formula="of:=SUBTOTAL(1;[.$D$22:.$D$24])" office:value-type="float" office:value="0.00152266666666667" calcext:value-type="float">
              <text:p>0,00152266666666667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8385486183582" calcext:value-type="float">
                <text:p>8385486183582</text:p>
              </table:table-cell>
              <table:table-cell office:value-type="float" office:value="2293" calcext:value-type="float">
                <text:p>2293</text:p>
              </table:table-cell>
              <table:table-cell office:value-type="float" office:value="0.002295" calcext:value-type="float">
                <text:p>0,002295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8385486183582" calcext:value-type="float">
                <text:p>8385486183582</text:p>
              </table:table-cell>
              <table:table-cell office:value-type="float" office:value="2323" calcext:value-type="float">
                <text:p>2323</text:p>
              </table:table-cell>
              <table:table-cell office:value-type="float" office:value="0.002324" calcext:value-type="float">
                <text:p>0,002324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8385486183582" calcext:value-type="float">
                <text:p>8385486183582</text:p>
              </table:table-cell>
              <table:table-cell office:value-type="float" office:value="2310" calcext:value-type="float">
                <text:p>2310</text:p>
              </table:table-cell>
              <table:table-cell office:value-type="float" office:value="0.002312" calcext:value-type="float">
                <text:p>0,00231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Resultado</text:p>
            </table:table-cell>
            <table:table-cell/>
            <table:table-cell table:style-name="Result" table:formula="of:=SUBTOTAL(9;[.$C$26:.$C$28])" office:value-type="float" office:value="6926" calcext:value-type="float">
              <text:p>6926</text:p>
            </table:table-cell>
            <table:table-cell table:style-name="ce2" table:formula="of:=SUBTOTAL(1;[.$D$26:.$D$28])" office:value-type="float" office:value="0.00231033333333333" calcext:value-type="float">
              <text:p>0,0023103333333333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8330781174654" calcext:value-type="float">
                <text:p>8330781174654</text:p>
              </table:table-cell>
              <table:table-cell office:value-type="float" office:value="3301" calcext:value-type="float">
                <text:p>3301</text:p>
              </table:table-cell>
              <table:table-cell office:value-type="float" office:value="0.003302" calcext:value-type="float">
                <text:p>0,003302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8330781174654" calcext:value-type="float">
                <text:p>8330781174654</text:p>
              </table:table-cell>
              <table:table-cell office:value-type="float" office:value="3307" calcext:value-type="float">
                <text:p>3307</text:p>
              </table:table-cell>
              <table:table-cell office:value-type="float" office:value="0.003297" calcext:value-type="float">
                <text:p>0,003297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8330781174654" calcext:value-type="float">
                <text:p>8330781174654</text:p>
              </table:table-cell>
              <table:table-cell office:value-type="float" office:value="3293" calcext:value-type="float">
                <text:p>3293</text:p>
              </table:table-cell>
              <table:table-cell office:value-type="float" office:value="0.003286" calcext:value-type="float">
                <text:p>0,00328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Resultado</text:p>
            </table:table-cell>
            <table:table-cell/>
            <table:table-cell table:style-name="Result" table:formula="of:=SUBTOTAL(9;[.$C$30:.$C$32])" office:value-type="float" office:value="9901" calcext:value-type="float">
              <text:p>9901</text:p>
            </table:table-cell>
            <table:table-cell table:style-name="ce2" table:formula="of:=SUBTOTAL(1;[.$D$30:.$D$32])" office:value-type="float" office:value="0.003295" calcext:value-type="float">
              <text:p>0,003295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8432043004510" calcext:value-type="float">
                <text:p>8432043004510</text:p>
              </table:table-cell>
              <table:table-cell office:value-type="float" office:value="4150" calcext:value-type="float">
                <text:p>4150</text:p>
              </table:table-cell>
              <table:table-cell office:value-type="float" office:value="0.004152" calcext:value-type="float">
                <text:p>0,004152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8432043004510" calcext:value-type="float">
                <text:p>8432043004510</text:p>
              </table:table-cell>
              <table:table-cell office:value-type="float" office:value="4159" calcext:value-type="float">
                <text:p>4159</text:p>
              </table:table-cell>
              <table:table-cell office:value-type="float" office:value="0.004146" calcext:value-type="float">
                <text:p>0,004146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8432043004510" calcext:value-type="float">
                <text:p>8432043004510</text:p>
              </table:table-cell>
              <table:table-cell office:value-type="float" office:value="4166" calcext:value-type="float">
                <text:p>4166</text:p>
              </table:table-cell>
              <table:table-cell office:value-type="float" office:value="0.004168" calcext:value-type="float">
                <text:p>0,00416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Resultado</text:p>
            </table:table-cell>
            <table:table-cell/>
            <table:table-cell table:style-name="Result" table:formula="of:=SUBTOTAL(9;[.$C$34:.$C$36])" office:value-type="float" office:value="12475" calcext:value-type="float">
              <text:p>12475</text:p>
            </table:table-cell>
            <table:table-cell table:style-name="ce2" table:formula="of:=SUBTOTAL(1;[.$D$34:.$D$36])" office:value-type="float" office:value="0.00415533333333333" calcext:value-type="float">
              <text:p>0,0041553333333333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8560098573502" calcext:value-type="float">
                <text:p>8560098573502</text:p>
              </table:table-cell>
              <table:table-cell office:value-type="float" office:value="8115" calcext:value-type="float">
                <text:p>8115</text:p>
              </table:table-cell>
              <table:table-cell office:value-type="float" office:value="0.008117" calcext:value-type="float">
                <text:p>0,008117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8560098573502" calcext:value-type="float">
                <text:p>8560098573502</text:p>
              </table:table-cell>
              <table:table-cell office:value-type="float" office:value="7433" calcext:value-type="float">
                <text:p>7433</text:p>
              </table:table-cell>
              <table:table-cell office:value-type="float" office:value="0.007436" calcext:value-type="float">
                <text:p>0,007436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8560098573502" calcext:value-type="float">
                <text:p>8560098573502</text:p>
              </table:table-cell>
              <table:table-cell office:value-type="float" office:value="7413" calcext:value-type="float">
                <text:p>7413</text:p>
              </table:table-cell>
              <table:table-cell office:value-type="float" office:value="0.007416" calcext:value-type="float">
                <text:p>0,00741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0 Resultado</text:p>
            </table:table-cell>
            <table:table-cell/>
            <table:table-cell table:style-name="Result" table:formula="of:=SUBTOTAL(9;[.$C$38:.$C$40])" office:value-type="float" office:value="22961" calcext:value-type="float">
              <text:p>22961</text:p>
            </table:table-cell>
            <table:table-cell table:style-name="ce2" table:formula="of:=SUBTOTAL(1;[.$D$38:.$D$40])" office:value-type="float" office:value="0.00765633333333333" calcext:value-type="float">
              <text:p>0,0076563333333333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7610041548670" calcext:value-type="float">
                <text:p>7610041548670</text:p>
              </table:table-cell>
              <table:table-cell office:value-type="float" office:value="75185" calcext:value-type="float">
                <text:p>75185</text:p>
              </table:table-cell>
              <table:table-cell office:value-type="float" office:value="0.075187" calcext:value-type="float">
                <text:p>0,075187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7610041548670" calcext:value-type="float">
                <text:p>7610041548670</text:p>
              </table:table-cell>
              <table:table-cell office:value-type="float" office:value="75232" calcext:value-type="float">
                <text:p>75232</text:p>
              </table:table-cell>
              <table:table-cell office:value-type="float" office:value="0.075236" calcext:value-type="float">
                <text:p>0,075236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7610041548670" calcext:value-type="float">
                <text:p>7610041548670</text:p>
              </table:table-cell>
              <table:table-cell office:value-type="float" office:value="75469" calcext:value-type="float">
                <text:p>75469</text:p>
              </table:table-cell>
              <table:table-cell office:value-type="float" office:value="0.075472" calcext:value-type="float">
                <text:p>0,075472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0 Resultado</text:p>
          </table:table-cell>
          <table:table-cell/>
          <table:table-cell table:style-name="Result" table:formula="of:=SUBTOTAL(9;[.$C$42:.$C$44])" office:value-type="float" office:value="225886" calcext:value-type="float">
            <text:p>225886</text:p>
          </table:table-cell>
          <table:table-cell table:style-name="ce2" table:formula="of:=SUBTOTAL(1;[.$D$42:.$D$44])" office:value-type="float" office:value="0.0752983333333333" calcext:value-type="float">
            <text:p>0,0752983333333333</text:p>
          </table:table-cell>
        </table:table-row>
        <table:table-row table:style-name="ro1">
          <table:table-cell table:style-name="Result" office:value-type="string" calcext:value-type="string">
            <text:p>General Suma</text:p>
          </table:table-cell>
          <table:table-cell/>
          <table:table-cell table:style-name="Result" table:formula="of:=SUBTOTAL(9;[.$C$2:.$C$44])" office:value-type="float" office:value="295423" calcext:value-type="float">
            <text:p>295423</text:p>
          </table:table-cell>
          <table:table-cell table:style-name="ce2" table:formula="of:=SUBTOTAL(1;[.$D$2:.$D$44])" office:value-type="float" office:value="0.008956" calcext:value-type="float">
            <text:p>0,008956</text:p>
          </table:table-cell>
        </table:table-row>
      </table:table>
      <table:named-expressions/>
      <table:database-ranges>
        <table:database-range table:name="__Anonymous_DB__1" table:target-range-address="ProductoEscalarS.A1:ProductoEscalarS.D46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2" table:function="sum"/>
              <table:subtotal-field table:field-number="3" table:function="average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0T09:31:18.840335697</dc:date>
    <meta:editing-duration>PT11H56M59S</meta:editing-duration>
    <meta:editing-cycles>1</meta:editing-cycles>
    <meta:document-statistic meta:table-count="1" meta:cell-count="17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3.952cm" style:legend-expansion="high" chart:style-name="ch2"/>
        <chart:plot-area chart:style-name="ch3" table:cell-range-address="ProductoEscalarS.A1:ProductoEscalarS.A45 ProductoEscalarS.C1:ProductoEscalarS.C45" chart:data-source-has-labels="row" svg:x="0.32cm" svg:y="0.18cm" svg:width="11cm" svg:height="8.64cm">
          <chart:coordinate-region svg:x="1.682cm" svg:y="0.379cm" svg:width="9.45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oductoEscalarS.A2:ProductoEscalarS.A45" chart:label-cell-address="ProductoEscalarS.A1:ProductoEscalarS.A1" chart:class="chart:line">
            <chart:data-point chart:repeated="11"/>
          </chart:series>
          <chart:series chart:style-name="ch7" chart:values-cell-range-address="ProductoEscalarS.C2:ProductoEscalarS.C45" chart:label-cell-address="ProductoEscalarS.C1:ProductoEscalarS.C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tidadElementos</text:p>
                <draw:g>
                  <svg:desc>ProductoEscalarS.A1:ProductoEscalarS.A1</svg:desc>
                </draw:g>
              </table:table-cell>
              <table:table-cell office:value-type="string">
                <text:p>microsegundosEjec</text:p>
                <draw:g>
                  <svg:desc>ProductoEscalarS.C1:ProductoEscalar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roductoEscalarS.A2:ProductoEscalarS.A45</svg:desc>
                </draw:g>
              </table:table-cell>
              <table:table-cell office:value-type="float" office:value="173">
                <text:p>173</text:p>
                <draw:g>
                  <svg:desc>ProductoEscalarS.C2:ProductoEscalarS.C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249">
                <text:p>5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926">
                <text:p>6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9901">
                <text:p>9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2475">
                <text:p>12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2961">
                <text:p>22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25886">
                <text:p>2258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